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543in"/>
    </style:style>
    <style:style style:name="co3" style:family="table-column">
      <style:table-column-properties fo:break-before="auto" style:column-width="2.1543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4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Queenland Websi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1. Trang chủ slide ảnh dự án, các dự án link đến trang dự án (tham khảo viethousing.vn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 Giới thiệu về queenland, tin tức sự kiện, tuyển dụng, liên hệ, header gồm logo, slogan, địa chỉ, hotl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 Màu sắc bám theo logo, màu vàng hoàng gia nhẹ, tím nav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 Tin tức sự kiện lấy thông tin dự án của Vinhomes.v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 Các dự án trình bày giống vinhomes.vn, mặt bằng, tiện ích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ông ty Cp thương mại và dịch vụ BĐS QueenLand, Tầng 2, tòa nhà tower 1, sàn GD BĐS Times City, 458 Minh Khai, Hà Nội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STT</text:p>
          </table:table-cell>
          <table:table-cell office:value-type="string">
            <text:p>Tên công việc</text:p>
          </table:table-cell>
          <table:table-cell table:style-name="ce1" office:value-type="string">
            <text:p>Chức năng</text:p>
          </table:table-cell>
          <table:table-cell table:style-name="ce1" office:value-type="string">
            <text:p>Dự kiến</text:p>
          </table:table-cell>
          <table:table-cell table:style-name="ce1" office:value-type="string">
            <text:p>Bắt đầu</text:p>
          </table:table-cell>
          <table:table-cell table:style-name="ce1" office:value-type="string">
            <text:p>Kết thúc</text:p>
          </table:table-cell>
          <table:table-cell table:style-name="ce1" office:value-type="string">
            <text:p>Ghi chú</text:p>
          </table:table-cell>
          <table:table-cell table:style-name="ce1" office:value-type="string">
            <text:p>Thời gian hoàn thành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Danh sách Project: Thêm sửa xóa</text:p>
          </table:table-cell>
          <table:table-cell office:value-type="string">
            <text:p>Thêm sửa xóa </text:p>
          </table:table-cell>
          <table:table-cell office:value-type="float" office:value="1.5">
            <text:p>1.5</text:p>
          </table:table-cell>
          <table:table-cell table:style-name="ce2" office:value-type="time" office:time-value="PT13H48M00S">
            <text:p>01:48:00 PM</text:p>
          </table:table-cell>
          <table:table-cell table:style-name="ce2" office:value-type="time" office:time-value="PT14H50M00S">
            <text:p>02:50:00 PM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anh sách Project Item</text:p>
          </table:table-cell>
          <table:table-cell office:value-type="string">
            <text:p>Thêm sửa xóa </text:p>
          </table:table-cell>
          <table:table-cell office:value-type="float" office:value="0.5">
            <text:p>0.5</text:p>
          </table:table-cell>
          <table:table-cell table:style-name="ce2" office:value-type="time" office:time-value="PT15H19M00S">
            <text:p>03:19:00 PM</text:p>
          </table:table-cell>
          <table:table-cell table:style-name="ce2" office:value-type="time" office:time-value="PT16H35M00S">
            <text:p>04:35:00 PM</text:p>
          </table:table-cell>
          <table:table-cell office:value-type="string">
            <text:p>Facebook hơi nhiều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Danh sách bài viết Project Items</text:p>
          </table:table-cell>
          <table:table-cell office:value-type="string">
            <text:p>Thêm sửa xóa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rontend cho homepage</text:p>
          </table:table-cell>
          <table:table-cell office:value-type="string">
            <text:p>Slide và các dự án, Menu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string">
            <text:p>Login cho admin và kiểm tra login</text:p>
          </table:table-cell>
          <table:table-cell office:value-type="string">
            <text:p>Chèn code kiểm tra cookie logi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News admin</text:p>
          </table:table-cell>
          <table:table-cell office:value-type="string">
            <text:p>Thêm sửa xóa tin tức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rontend cho News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Tuyển dụng admin</text:p>
          </table:table-cell>
          <table:table-cell office:value-type="string">
            <text:p>Thêm sửa xóa cho tuyển dụn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Tuyển dụng frontend</text:p>
          </table:table-cell>
          <table:table-cell office:value-type="string">
            <text:p>Hiển thị tin tuyển dụ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Liên hệ admin và fronend</text:p>
          </table:table-cell>
          <table:table-cell office:value-type="string">
            <text:p>Thêm sửa xóa cho liên hệ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Giới thiệu admin và frondend</text:p>
          </table:table-cell>
          <table:table-cell office:value-type="string">
            <text:p>Thêm sửa xóa cho giới thiệu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Default" office:value-type="string">
            <text:p>Căn chỉnh, màu sắc, menu, layou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office:value-type="string">
            <text:p>Slide trang chu admin </text:p>
          </table:table-cell>
          <table:table-cell office:value-type="string">
            <text:p>Thêm sửa xóa 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rontend cho projects, hiển thị các dự án trang trong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Default" office:value-type="string">
            <text:p>Header và Footer</text:p>
          </table:table-cell>
          <table:table-cell office:value-type="string">
            <text:p>Căn chỉnh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Default" office:value-type="string">
            <text:p>Address HotLine admin va FrontEn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Default" office:value-type="string">
            <text:p>Logo admin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12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8M30S</meta:editing-duration>
    <meta:editing-cycles>50</meta:editing-cycles>
    <meta:generator>OpenOffice/4.1.1$Win32 OpenOffice.org_project/411m6$Build-9775</meta:generator>
    <dc:date>2015-03-12T12:13:18.41</dc:date>
    <dc:creator>Huy Nguyen Viet</dc:creator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